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mm"/>
    </style:style>
    <style:style style:name="co2" style:family="table-column">
      <style:table-column-properties fo:break-before="auto" style:column-width="83.47mm"/>
    </style:style>
    <style:style style:name="co3" style:family="table-column">
      <style:table-column-properties fo:break-before="auto" style:column-width="95.96mm"/>
    </style:style>
    <style:style style:name="co4" style:family="table-column">
      <style:table-column-properties fo:break-before="auto" style:column-width="91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st</text:p>
          </table:table-cell>
          <table:table-cell/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zyConst</text:p>
          </table:table-cell>
          <table:table-cell/>
          <table:table-cell table:style-name="ce1" office:value-type="string" calcext:value-type="string">
            <text:p>.withoutReuse.thunk(_).noRefresh</text:p>
            <text:p>.constLaz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ly</text:p>
          </table:table-cell>
          <table:table-cell/>
          <table:table-cell office:value-type="string" calcext:value-type="string">
            <text:p>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kMA</text:p>
          </table:table-cell>
          <table:table-cell/>
          <table:table-cell office:value-type="string" calcext:value-type="string">
            <text:p>thunk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cbMA</text:p>
          </table:table-cell>
          <table:table-cell/>
          <table:table-cell office:value-type="string" calcext:value-type="string">
            <text:p>callback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propsMA</text:p>
          </table:table-cell>
          <table:table-cell office:value-type="string" calcext:value-type="string">
            <text:p>backend($).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stateMA</text:p>
          </table:table-cell>
          <table:table-cell table:formula="of:=[.B7]" office:value-type="string" office:string-value="backend($)." calcext:value-type="string">
            <text:p>backend($).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propsMA(f)</text:p>
          </table:table-cell>
          <table:table-cell table:formula="of:=[.B8]" office:value-type="string" office:string-value="backend($)." calcext:value-type="string">
            <text:p>backend($).</text:p>
          </table:table-cell>
          <table:table-cell office:value-type="string" calcext:value-type="string">
            <text:p>props(f)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office:value-type="string" calcext:value-type="string">
            <text:p>bs($).stateMA(f)</text:p>
          </table:table-cell>
          <table:table-cell table:formula="of:=[.B9]" office:value-type="string" office:string-value="backend($)." calcext:value-type="string">
            <text:p>backend($).</text:p>
          </table:table-cell>
          <table:table-cell office:value-type="string" calcext:value-type="string">
            <text:p>state(f)</text:p>
          </table:table-cell>
          <table:table-cell office:value-type="string" calcext:value-type="string">
            <text:p>.{auto,manual}Refre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euse.apply</text:p>
          </table:table-cell>
          <table:table-cell office:value-type="string" calcext:value-type="string">
            <text:p>withoutReuse.</text:p>
          </table:table-cell>
          <table:table-cell table:formula="of:=[.C4]" office:value-type="string" office:string-value="variable" calcext:value-type="string">
            <text:p>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thunkMA</text:p>
          </table:table-cell>
          <table:table-cell table:formula="of:=[.B12]" office:value-type="string" office:string-value="withoutReuse." calcext:value-type="string">
            <text:p>withoutReuse.</text:p>
          </table:table-cell>
          <table:table-cell table:formula="of:=[.C5]" office:value-type="string" office:string-value="thunk" calcext:value-type="string">
            <text:p>th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cbMA</text:p>
          </table:table-cell>
          <table:table-cell table:formula="of:=[.B13]" office:value-type="string" office:string-value="withoutReuse." calcext:value-type="string">
            <text:p>withoutReuse.</text:p>
          </table:table-cell>
          <table:table-cell table:formula="of:=[.C6]" office:value-type="string" office:string-value="callback" calcext:value-type="string">
            <text:p>call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propsMA</text:p>
          </table:table-cell>
          <table:table-cell table:formula="of:=[.B14]&amp;[.B7]" office:value-type="string" office:string-value="withoutReuse.backend($)." calcext:value-type="string">
            <text:p>withoutReuse.backend($).</text:p>
          </table:table-cell>
          <table:table-cell table:formula="of:=[.C7]" office:value-type="string" office:string-value="props" calcext:value-type="string">
            <text:p>p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stateMA</text:p>
          </table:table-cell>
          <table:table-cell table:formula="of:=[.B15]" office:value-type="string" office:string-value="withoutReuse.backend($)." calcext:value-type="string">
            <text:p>withoutReuse.backend($).</text:p>
          </table:table-cell>
          <table:table-cell table:formula="of:=[.C8]" office:value-type="string" office:string-value="state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propsMA(f)</text:p>
          </table:table-cell>
          <table:table-cell table:formula="of:=[.B16]" office:value-type="string" office:string-value="withoutReuse.backend($)." calcext:value-type="string">
            <text:p>withoutReuse.backend($).</text:p>
          </table:table-cell>
          <table:table-cell table:formula="of:=[.C9]" office:value-type="string" office:string-value="props(f)" calcext:value-type="string">
            <text:p>props(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use.bs($).stateMA(f)</text:p>
          </table:table-cell>
          <table:table-cell table:formula="of:=[.B17]" office:value-type="string" office:string-value="withoutReuse.backend($)." calcext:value-type="string">
            <text:p>withoutReuse.backend($).</text:p>
          </table:table-cell>
          <table:table-cell table:formula="of:=[.C10]" office:value-type="string" office:string-value="state(f)" calcext:value-type="string">
            <text:p>state(f)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initialValue (pure | byName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itialValue (pure)</text:p>
          </table:table-cell>
          <table:table-cell office:value-type="string" calcext:value-type="string">
            <text:p>value (byNam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:: vari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 .con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e y/n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.const(a)</text:p>
          </table:table-cell>
          <table:table-cell office:value-type="string" calcext:value-type="string">
            <text:p>.constByValue(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azyConst(a)</text:p>
          </table:table-cell>
          <table:table-cell office:value-type="string" calcext:value-type="string">
            <text:p>.constByNeed(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(a).withReuse.manualUp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thunkM(a)</text:p>
          </table:table-cell>
          <table:table-cell office:value-type="string" calcext:value-type="string">
            <text:p>(a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thunkA(a)</text:p>
          </table:table-cell>
          <table:table-cell office:value-type="string" calcext:value-type="string">
            <text:p>(a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bM(a)</text:p>
          </table:table-cell>
          <table:table-cell office:value-type="string" calcext:value-type="string">
            <text:p>.callback(a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bA(a)</text:p>
          </table:table-cell>
          <table:table-cell office:value-type="string" calcext:value-type="string">
            <text:p>.callback(a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M</text:p>
          </table:table-cell>
          <table:table-cell office:value-type="string" calcext:value-type="string">
            <text:p>.props($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A</text:p>
          </table:table-cell>
          <table:table-cell office:value-type="string" calcext:value-type="string">
            <text:p>.props($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M</text:p>
          </table:table-cell>
          <table:table-cell office:value-type="string" calcext:value-type="string">
            <text:p>.state($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A</text:p>
          </table:table-cell>
          <table:table-cell office:value-type="string" calcext:value-type="string">
            <text:p>.state($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M(f)</text:p>
          </table:table-cell>
          <table:table-cell office:value-type="string" calcext:value-type="string">
            <text:p>.props($).map(f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propsA(f)</text:p>
          </table:table-cell>
          <table:table-cell office:value-type="string" calcext:value-type="string">
            <text:p>.props($).map(f).withReuse.auto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M(f)</text:p>
          </table:table-cell>
          <table:table-cell office:value-type="string" calcext:value-type="string">
            <text:p>.state($).map(f).withReuse.manualRefre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s($).stateA(f)</text:p>
          </table:table-cell>
          <table:table-cell office:value-type="string" calcext:value-type="string">
            <text:p>.state($).map(f).withReuse.autoRefresh</text:p>
          </table:table-cell>
          <table:table-cell table:number-columns-repeated="3"/>
        </table:table-row>
        <table:table-row table:style-name="ro1">
          <table:table-cell table:formula="of:=&quot;NoReuse&quot;&amp;[.A42]" office:value-type="string" office:string-value="NoReuse(a)" calcext:value-type="string">
            <text:p>NoReuse(a)</text:p>
          </table:table-cell>
          <table:table-cell table:formula="of:=SUBSTITUTE([.B42];&quot;with&quot;;&quot;without&quot;)" office:value-type="string" office:string-value="(a).withoutReuse.manualUpdate" calcext:value-type="string">
            <text:p>(a).withoutReuse.manualUpdate</text:p>
          </table:table-cell>
          <table:table-cell table:number-columns-repeated="3"/>
        </table:table-row>
        <table:table-row table:style-name="ro1">
          <table:table-cell table:formula="of:=&quot;NoReuse&quot;&amp;[.A43]" office:value-type="string" office:string-value="NoReuse.thunkM(a)" calcext:value-type="string">
            <text:p>NoReuse.thunkM(a)</text:p>
          </table:table-cell>
          <table:table-cell table:formula="of:=SUBSTITUTE([.B43];&quot;with&quot;;&quot;without&quot;)" office:value-type="string" office:string-value="(a).withoutReuse.manualRefresh" calcext:value-type="string">
            <text:p>(a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4]" office:value-type="string" office:string-value="NoReuse.thunkA(a)" calcext:value-type="string">
            <text:p>NoReuse.thunkA(a)</text:p>
          </table:table-cell>
          <table:table-cell table:formula="of:=SUBSTITUTE([.B44];&quot;with&quot;;&quot;without&quot;)" office:value-type="string" office:string-value="(a).withoutReuse.autoRefresh" calcext:value-type="string">
            <text:p>(a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5]" office:value-type="string" office:string-value="NoReuse.cbM(a)" calcext:value-type="string">
            <text:p>NoReuse.cbM(a)</text:p>
          </table:table-cell>
          <table:table-cell table:formula="of:=SUBSTITUTE([.B45];&quot;with&quot;;&quot;without&quot;)" office:value-type="string" office:string-value=".callback(a).withoutReuse.manualRefresh" calcext:value-type="string">
            <text:p>.callback(a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6]" office:value-type="string" office:string-value="NoReuse.cbA(a)" calcext:value-type="string">
            <text:p>NoReuse.cbA(a)</text:p>
          </table:table-cell>
          <table:table-cell table:formula="of:=SUBSTITUTE([.B46];&quot;with&quot;;&quot;without&quot;)" office:value-type="string" office:string-value=".callback(a).withoutReuse.autoRefresh" calcext:value-type="string">
            <text:p>.callback(a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7]" office:value-type="string" office:string-value="NoReuse.bs($).propsM" calcext:value-type="string">
            <text:p>NoReuse.bs($).propsM</text:p>
          </table:table-cell>
          <table:table-cell table:formula="of:=SUBSTITUTE([.B47];&quot;with&quot;;&quot;without&quot;)" office:value-type="string" office:string-value=".props($).withoutReuse.manualRefresh" calcext:value-type="string">
            <text:p>.props($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48]" office:value-type="string" office:string-value="NoReuse.bs($).propsA" calcext:value-type="string">
            <text:p>NoReuse.bs($).propsA</text:p>
          </table:table-cell>
          <table:table-cell table:formula="of:=SUBSTITUTE([.B48];&quot;with&quot;;&quot;without&quot;)" office:value-type="string" office:string-value=".props($).withoutReuse.autoRefresh" calcext:value-type="string">
            <text:p>.props($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49]" office:value-type="string" office:string-value="NoReuse.bs($).stateM" calcext:value-type="string">
            <text:p>NoReuse.bs($).stateM</text:p>
          </table:table-cell>
          <table:table-cell table:formula="of:=SUBSTITUTE([.B49];&quot;with&quot;;&quot;without&quot;)" office:value-type="string" office:string-value=".state($).withoutReuse.manualRefresh" calcext:value-type="string">
            <text:p>.state($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0]" office:value-type="string" office:string-value="NoReuse.bs($).stateA" calcext:value-type="string">
            <text:p>NoReuse.bs($).stateA</text:p>
          </table:table-cell>
          <table:table-cell table:formula="of:=SUBSTITUTE([.B50];&quot;with&quot;;&quot;without&quot;)" office:value-type="string" office:string-value=".state($).withoutReuse.autoRefresh" calcext:value-type="string">
            <text:p>.state($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51]" office:value-type="string" office:string-value="NoReuse.bs($).propsM(f)" calcext:value-type="string">
            <text:p>NoReuse.bs($).propsM(f)</text:p>
          </table:table-cell>
          <table:table-cell table:formula="of:=SUBSTITUTE([.B51];&quot;with&quot;;&quot;without&quot;)" office:value-type="string" office:string-value=".props($).map(f).withoutReuse.manualRefresh" calcext:value-type="string">
            <text:p>.props($).map(f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2]" office:value-type="string" office:string-value="NoReuse.bs($).propsA(f)" calcext:value-type="string">
            <text:p>NoReuse.bs($).propsA(f)</text:p>
          </table:table-cell>
          <table:table-cell table:formula="of:=SUBSTITUTE([.B52];&quot;with&quot;;&quot;without&quot;)" office:value-type="string" office:string-value=".props($).map(f).withoutReuse.autoRefresh" calcext:value-type="string">
            <text:p>.props($).map(f).withoutReuse.autoRefresh</text:p>
          </table:table-cell>
          <table:table-cell table:number-columns-repeated="3"/>
        </table:table-row>
        <table:table-row table:style-name="ro1">
          <table:table-cell table:formula="of:=&quot;NoReuse&quot;&amp;[.A53]" office:value-type="string" office:string-value="NoReuse.bs($).stateM(f)" calcext:value-type="string">
            <text:p>NoReuse.bs($).stateM(f)</text:p>
          </table:table-cell>
          <table:table-cell table:formula="of:=SUBSTITUTE([.B53];&quot;with&quot;;&quot;without&quot;)" office:value-type="string" office:string-value=".state($).map(f).withoutReuse.manualRefresh" calcext:value-type="string">
            <text:p>.state($).map(f).withoutReuse.manualRefresh</text:p>
          </table:table-cell>
          <table:table-cell table:number-columns-repeated="3"/>
        </table:table-row>
        <table:table-row table:style-name="ro1">
          <table:table-cell table:formula="of:=&quot;NoReuse&quot;&amp;[.A54]" office:value-type="string" office:string-value="NoReuse.bs($).stateA(f)" calcext:value-type="string">
            <text:p>NoReuse.bs($).stateA(f)</text:p>
          </table:table-cell>
          <table:table-cell table:formula="of:=SUBSTITUTE([.B54];&quot;with&quot;;&quot;without&quot;)" office:value-type="string" office:string-value=".state($).map(f).withoutReuse.autoRefresh" calcext:value-type="string">
            <text:p>.state($).map(f).withoutReuse.autoRefresh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&quot;Px&quot;&amp;[.A42]" office:value-type="string" office:string-value="Px(a)" calcext:value-type="string">
            <text:p>Px(a)</text:p>
          </table:table-cell>
          <table:table-cell table:formula="of:=&quot;Px&quot;&amp;[.B42]" office:value-type="string" office:string-value="Px(a).withReuse.manualUpdate" calcext:value-type="string">
            <text:p>Px(a).withReuse.manualUpdate</text:p>
          </table:table-cell>
          <table:table-cell table:formula="of:= SUBSTITUTE( SUBSTITUTE( SUBSTITUTE( SUBSTITUTE( [.A72] ;&quot;.&quot;;&quot; *\. *&quot;) ;&quot;)&quot;;&quot;\)&quot;) ;&quot;(&quot;;&quot;\(&quot;) ;&quot;\(a\)&quot;;&quot;($bp)&quot;)" office:value-type="string" office:string-value="Px($bp)" calcext:value-type="string">
            <text:p>Px($bp)</text:p>
          </table:table-cell>
          <table:table-cell table:formula="of:=SUBSTITUTE([.B72];&quot;(a)&quot;;&quot;\1&quot;)" office:value-type="string" office:string-value="Px\1.withReuse.manualUpdate" calcext:value-type="string">
            <text:p>Px\1.withReuse.manualUpdate</text:p>
          </table:table-cell>
          <table:table-cell table:formula="of:=&quot;s/&quot;&amp;[.C72]&amp;&quot; *(?=[.\n])/&quot;&amp;[.D72]&amp;&quot;/g;&quot;" office:value-type="string" office:string-value="s/Px($bp) *(?=[.\n])/Px\1.withReuse.manualUpdate/g;" calcext:value-type="string">
            <text:p>s/Px($bp) *(?=[.\n])/Px\1.withReuse.manualUpdate/g;</text:p>
          </table:table-cell>
        </table:table-row>
        <table:table-row table:style-name="ro1">
          <table:table-cell table:formula="of:=&quot;Px&quot;&amp;[.A40]" office:value-type="string" office:string-value="Px.const(a)" calcext:value-type="string">
            <text:p>Px.const(a)</text:p>
          </table:table-cell>
          <table:table-cell table:formula="of:=&quot;Px&quot;&amp;[.B40]" office:value-type="string" office:string-value="Px.constByValue(a)" calcext:value-type="string">
            <text:p>Px.constByValue(a)</text:p>
          </table:table-cell>
          <table:table-cell table:formula="of:= SUBSTITUTE( SUBSTITUTE( SUBSTITUTE( SUBSTITUTE( [.A73] ;&quot;.&quot;;&quot; *\. *&quot;) ;&quot;)&quot;;&quot;\)&quot;) ;&quot;(&quot;;&quot;\(&quot;) ;&quot;\(a\)&quot;;&quot;($bp)&quot;)" office:value-type="string" office:string-value="Px *\. *const($bp)" calcext:value-type="string">
            <text:p>Px *\. *const($bp)</text:p>
          </table:table-cell>
          <table:table-cell table:formula="of:=SUBSTITUTE([.B73];&quot;(a)&quot;;&quot;\1&quot;)" office:value-type="string" office:string-value="Px.constByValue\1" calcext:value-type="string">
            <text:p>Px.constByValue\1</text:p>
          </table:table-cell>
          <table:table-cell table:formula="of:=&quot;s/&quot;&amp;[.C73]&amp;&quot; *(?=[.\n])/&quot;&amp;[.D73]&amp;&quot;/g;&quot;" office:value-type="string" office:string-value="s/Px *\. *const($bp) *(?=[.\n])/Px.constByValue\1/g;" calcext:value-type="string">
            <text:p>s/Px *\. *const($bp) *(?=[.\n])/Px.constByValue\1/g;</text:p>
          </table:table-cell>
        </table:table-row>
        <table:table-row table:style-name="ro1">
          <table:table-cell table:formula="of:=&quot;Px&quot;&amp;[.A41]" office:value-type="string" office:string-value="Px.lazyConst(a)" calcext:value-type="string">
            <text:p>Px.lazyConst(a)</text:p>
          </table:table-cell>
          <table:table-cell table:formula="of:=&quot;Px&quot;&amp;[.B41]" office:value-type="string" office:string-value="Px.constByNeed(a)" calcext:value-type="string">
            <text:p>Px.constByNeed(a)</text:p>
          </table:table-cell>
          <table:table-cell table:formula="of:= SUBSTITUTE( SUBSTITUTE( SUBSTITUTE( SUBSTITUTE( [.A74] ;&quot;.&quot;;&quot; *\. *&quot;) ;&quot;)&quot;;&quot;\)&quot;) ;&quot;(&quot;;&quot;\(&quot;) ;&quot;\(a\)&quot;;&quot;($bp)&quot;)" office:value-type="string" office:string-value="Px *\. *lazyConst($bp)" calcext:value-type="string">
            <text:p>Px *\. *lazyConst($bp)</text:p>
          </table:table-cell>
          <table:table-cell table:formula="of:=SUBSTITUTE([.B74];&quot;(a)&quot;;&quot;\1&quot;)" office:value-type="string" office:string-value="Px.constByNeed\1" calcext:value-type="string">
            <text:p>Px.constByNeed\1</text:p>
          </table:table-cell>
          <table:table-cell table:formula="of:=&quot;s/&quot;&amp;[.C74]&amp;&quot; *(?=[.\n])/&quot;&amp;[.D74]&amp;&quot;/g;&quot;" office:value-type="string" office:string-value="s/Px *\. *lazyConst($bp) *(?=[.\n])/Px.constByNeed\1/g;" calcext:value-type="string">
            <text:p>s/Px *\. *lazyConst($bp) *(?=[.\n])/Px.constByNeed\1/g;</text:p>
          </table:table-cell>
        </table:table-row>
        <table:table-row table:style-name="ro1">
          <table:table-cell table:formula="of:=&quot;Px&quot;&amp;[.A43]" office:value-type="string" office:string-value="Px.thunkM(a)" calcext:value-type="string">
            <text:p>Px.thunkM(a)</text:p>
          </table:table-cell>
          <table:table-cell table:formula="of:=&quot;Px&quot;&amp;[.B43]" office:value-type="string" office:string-value="Px(a).withReuse.manualRefresh" calcext:value-type="string">
            <text:p>Px(a).withReuse.manualRefresh</text:p>
          </table:table-cell>
          <table:table-cell table:formula="of:= SUBSTITUTE( SUBSTITUTE( SUBSTITUTE( SUBSTITUTE( [.A75] ;&quot;.&quot;;&quot; *\. *&quot;) ;&quot;)&quot;;&quot;\)&quot;) ;&quot;(&quot;;&quot;\(&quot;) ;&quot;\(a\)&quot;;&quot;($bp)&quot;)" office:value-type="string" office:string-value="Px *\. *thunkM($bp)" calcext:value-type="string">
            <text:p>Px *\. *thunkM($bp)</text:p>
          </table:table-cell>
          <table:table-cell table:formula="of:=SUBSTITUTE([.B75];&quot;(a)&quot;;&quot;\1&quot;)" office:value-type="string" office:string-value="Px\1.withReuse.manualRefresh" calcext:value-type="string">
            <text:p>Px\1.withReuse.manualRefresh</text:p>
          </table:table-cell>
          <table:table-cell table:formula="of:=&quot;s/&quot;&amp;[.C75]&amp;&quot; *(?=[.\n])/&quot;&amp;[.D75]&amp;&quot;/g;&quot;" office:value-type="string" office:string-value="s/Px *\. *thunkM($bp) *(?=[.\n])/Px\1.withReuse.manualRefresh/g;" calcext:value-type="string">
            <text:p>s/Px *\. *thunkM($bp) *(?=[.\n])/Px\1.withReuse.manualRefresh/g;</text:p>
          </table:table-cell>
        </table:table-row>
        <table:table-row table:style-name="ro1">
          <table:table-cell table:formula="of:=&quot;Px&quot;&amp;[.A44]" office:value-type="string" office:string-value="Px.thunkA(a)" calcext:value-type="string">
            <text:p>Px.thunkA(a)</text:p>
          </table:table-cell>
          <table:table-cell table:formula="of:=&quot;Px&quot;&amp;[.B44]" office:value-type="string" office:string-value="Px(a).withReuse.autoRefresh" calcext:value-type="string">
            <text:p>Px(a).withReuse.autoRefresh</text:p>
          </table:table-cell>
          <table:table-cell table:formula="of:= SUBSTITUTE( SUBSTITUTE( SUBSTITUTE( SUBSTITUTE( [.A76] ;&quot;.&quot;;&quot; *\. *&quot;) ;&quot;)&quot;;&quot;\)&quot;) ;&quot;(&quot;;&quot;\(&quot;) ;&quot;\(a\)&quot;;&quot;($bp)&quot;)" office:value-type="string" office:string-value="Px *\. *thunkA($bp)" calcext:value-type="string">
            <text:p>Px *\. *thunkA($bp)</text:p>
          </table:table-cell>
          <table:table-cell table:formula="of:=SUBSTITUTE([.B76];&quot;(a)&quot;;&quot;\1&quot;)" office:value-type="string" office:string-value="Px\1.withReuse.autoRefresh" calcext:value-type="string">
            <text:p>Px\1.withReuse.autoRefresh</text:p>
          </table:table-cell>
          <table:table-cell table:formula="of:=&quot;s/&quot;&amp;[.C76]&amp;&quot; *(?=[.\n])/&quot;&amp;[.D76]&amp;&quot;/g;&quot;" office:value-type="string" office:string-value="s/Px *\. *thunkA($bp) *(?=[.\n])/Px\1.withReuse.autoRefresh/g;" calcext:value-type="string">
            <text:p>s/Px *\. *thunkA($bp) *(?=[.\n])/Px\1.withReuse.autoRefresh/g;</text:p>
          </table:table-cell>
        </table:table-row>
        <table:table-row table:style-name="ro1">
          <table:table-cell table:formula="of:=&quot;Px&quot;&amp;[.A45]" office:value-type="string" office:string-value="Px.cbM(a)" calcext:value-type="string">
            <text:p>Px.cbM(a)</text:p>
          </table:table-cell>
          <table:table-cell table:formula="of:=&quot;Px&quot;&amp;[.B45]" office:value-type="string" office:string-value="Px.callback(a).withReuse.manualRefresh" calcext:value-type="string">
            <text:p>Px.callback(a).withReuse.manualRefresh</text:p>
          </table:table-cell>
          <table:table-cell table:formula="of:= SUBSTITUTE( SUBSTITUTE( SUBSTITUTE( SUBSTITUTE( [.A77] ;&quot;.&quot;;&quot; *\. *&quot;) ;&quot;)&quot;;&quot;\)&quot;) ;&quot;(&quot;;&quot;\(&quot;) ;&quot;\(a\)&quot;;&quot;($bp)&quot;)" office:value-type="string" office:string-value="Px *\. *cbM($bp)" calcext:value-type="string">
            <text:p>Px *\. *cbM($bp)</text:p>
          </table:table-cell>
          <table:table-cell table:formula="of:=SUBSTITUTE([.B77];&quot;(a)&quot;;&quot;\1&quot;)" office:value-type="string" office:string-value="Px.callback\1.withReuse.manualRefresh" calcext:value-type="string">
            <text:p>Px.callback\1.withReuse.manualRefresh</text:p>
          </table:table-cell>
          <table:table-cell table:formula="of:=&quot;s/&quot;&amp;[.C77]&amp;&quot; *(?=[.\n])/&quot;&amp;[.D77]&amp;&quot;/g;&quot;" office:value-type="string" office:string-value="s/Px *\. *cbM($bp) *(?=[.\n])/Px.callback\1.withReuse.manualRefresh/g;" calcext:value-type="string">
            <text:p>s/Px *\. *cbM($bp) *(?=[.\n])/Px.callback\1.withReuse.manualRefresh/g;</text:p>
          </table:table-cell>
        </table:table-row>
        <table:table-row table:style-name="ro1">
          <table:table-cell table:formula="of:=&quot;Px&quot;&amp;[.A46]" office:value-type="string" office:string-value="Px.cbA(a)" calcext:value-type="string">
            <text:p>Px.cbA(a)</text:p>
          </table:table-cell>
          <table:table-cell table:formula="of:=&quot;Px&quot;&amp;[.B46]" office:value-type="string" office:string-value="Px.callback(a).withReuse.autoRefresh" calcext:value-type="string">
            <text:p>Px.callback(a).withReuse.autoRefresh</text:p>
          </table:table-cell>
          <table:table-cell table:formula="of:= SUBSTITUTE( SUBSTITUTE( SUBSTITUTE( SUBSTITUTE( [.A78] ;&quot;.&quot;;&quot; *\. *&quot;) ;&quot;)&quot;;&quot;\)&quot;) ;&quot;(&quot;;&quot;\(&quot;) ;&quot;\(a\)&quot;;&quot;($bp)&quot;)" office:value-type="string" office:string-value="Px *\. *cbA($bp)" calcext:value-type="string">
            <text:p>Px *\. *cbA($bp)</text:p>
          </table:table-cell>
          <table:table-cell table:formula="of:=SUBSTITUTE([.B78];&quot;(a)&quot;;&quot;\1&quot;)" office:value-type="string" office:string-value="Px.callback\1.withReuse.autoRefresh" calcext:value-type="string">
            <text:p>Px.callback\1.withReuse.autoRefresh</text:p>
          </table:table-cell>
          <table:table-cell table:formula="of:=&quot;s/&quot;&amp;[.C78]&amp;&quot; *(?=[.\n])/&quot;&amp;[.D78]&amp;&quot;/g;&quot;" office:value-type="string" office:string-value="s/Px *\. *cbA($bp) *(?=[.\n])/Px.callback\1.withReuse.autoRefresh/g;" calcext:value-type="string">
            <text:p>s/Px *\. *cbA($bp) *(?=[.\n])/Px.callback\1.withReuse.autoRefresh/g;</text:p>
          </table:table-cell>
        </table:table-row>
        <table:table-row table:style-name="ro1">
          <table:table-cell table:formula="of:=&quot;Px&quot;&amp;[.A51]" office:value-type="string" office:string-value="Px.bs($).propsM(f)" calcext:value-type="string">
            <text:p>Px.bs($).propsM(f)</text:p>
          </table:table-cell>
          <table:table-cell table:formula="of:=&quot;Px&quot;&amp;[.B51]" office:value-type="string" office:string-value="Px.props($).map(f).withReuse.manualRefresh" calcext:value-type="string">
            <text:p>Px.props($).map(f).withReuse.manualRefresh</text:p>
          </table:table-cell>
          <table:table-cell table:formula="of:= SUBSTITUTE( SUBSTITUTE( SUBSTITUTE( SUBSTITUTE( SUBSTITUTE( SUBSTITUTE( [.A79] ;&quot;.&quot;;&quot; *\. *&quot;)  ;&quot;)&quot;;&quot;\)&quot;) ;&quot;(&quot;;&quot;\(&quot;) ;&quot;\(a\)&quot;;&quot;($bp)&quot;) ;&quot;\(f\)&quot;;&quot;($bp)&quot;);&quot;\($\)&quot;;&quot;(\([^\n;]+\))&quot;)" office:value-type="string" office:string-value="Px *\. *bs(\([^\n;]+\)) *\. *propsM($bp)" calcext:value-type="string">
            <text:p>Px *\. *bs(\([^\n;]+\)) *\. *propsM($bp)</text:p>
          </table:table-cell>
          <table:table-cell table:formula="of:=SUBSTITUTE(SUBSTITUTE([.B79];&quot;(f)&quot;;&quot;\2&quot;);&quot;($)&quot;;&quot;\1&quot;)" office:value-type="string" office:string-value="Px.props\1.map\2.withReuse.manualRefresh" calcext:value-type="string">
            <text:p>Px.props\1.map\2.withReuse.manualRefresh</text:p>
          </table:table-cell>
          <table:table-cell table:formula="of:=&quot;s/&quot;&amp;[.C79]&amp;&quot; *(?=[.\n])/&quot;&amp;[.D79]&amp;&quot;/g;&quot;" office:value-type="string" office:string-value="s/Px *\. *bs(\([^\n;]+\)) *\. *propsM($bp) *(?=[.\n])/Px.props\1.map\2.withReuse.manualRefresh/g;" calcext:value-type="string">
            <text:p>s/Px *\. *bs(\([^\n;]+\)) *\. *propsM($bp) *(?=[.\n])/Px.props\1.map\2.withReuse.manualRefresh/g;</text:p>
          </table:table-cell>
        </table:table-row>
        <table:table-row table:style-name="ro1">
          <table:table-cell table:formula="of:=&quot;Px&quot;&amp;[.A52]" office:value-type="string" office:string-value="Px.bs($).propsA(f)" calcext:value-type="string">
            <text:p>Px.bs($).propsA(f)</text:p>
          </table:table-cell>
          <table:table-cell table:formula="of:=&quot;Px&quot;&amp;[.B52]" office:value-type="string" office:string-value="Px.props($).map(f).withReuse.autoRefresh" calcext:value-type="string">
            <text:p>Px.props($).map(f).withReuse.autoRefresh</text:p>
          </table:table-cell>
          <table:table-cell table:formula="of:= SUBSTITUTE( SUBSTITUTE( SUBSTITUTE( SUBSTITUTE( SUBSTITUTE( SUBSTITUTE( [.A80] ;&quot;.&quot;;&quot; *\. *&quot;)  ;&quot;)&quot;;&quot;\)&quot;) ;&quot;(&quot;;&quot;\(&quot;) ;&quot;\(a\)&quot;;&quot;($bp)&quot;) ;&quot;\(f\)&quot;;&quot;($bp)&quot;);&quot;\($\)&quot;;&quot;(\([^\n;]+\))&quot;)" office:value-type="string" office:string-value="Px *\. *bs(\([^\n;]+\)) *\. *propsA($bp)" calcext:value-type="string">
            <text:p>Px *\. *bs(\([^\n;]+\)) *\. *propsA($bp)</text:p>
          </table:table-cell>
          <table:table-cell table:formula="of:=SUBSTITUTE(SUBSTITUTE([.B80];&quot;(f)&quot;;&quot;\2&quot;);&quot;($)&quot;;&quot;\1&quot;)" office:value-type="string" office:string-value="Px.props\1.map\2.withReuse.autoRefresh" calcext:value-type="string">
            <text:p>Px.props\1.map\2.withReuse.autoRefresh</text:p>
          </table:table-cell>
          <table:table-cell table:formula="of:=&quot;s/&quot;&amp;[.C80]&amp;&quot; *(?=[.\n])/&quot;&amp;[.D80]&amp;&quot;/g;&quot;" office:value-type="string" office:string-value="s/Px *\. *bs(\([^\n;]+\)) *\. *propsA($bp) *(?=[.\n])/Px.props\1.map\2.withReuse.autoRefresh/g;" calcext:value-type="string">
            <text:p>s/Px *\. *bs(\([^\n;]+\)) *\. *propsA($bp) *(?=[.\n])/Px.props\1.map\2.withReuse.autoRefresh/g;</text:p>
          </table:table-cell>
        </table:table-row>
        <table:table-row table:style-name="ro1">
          <table:table-cell table:formula="of:=&quot;Px&quot;&amp;[.A53]" office:value-type="string" office:string-value="Px.bs($).stateM(f)" calcext:value-type="string">
            <text:p>Px.bs($).stateM(f)</text:p>
          </table:table-cell>
          <table:table-cell table:formula="of:=&quot;Px&quot;&amp;[.B53]" office:value-type="string" office:string-value="Px.state($).map(f).withReuse.manualRefresh" calcext:value-type="string">
            <text:p>Px.state($).map(f).withReuse.manualRefresh</text:p>
          </table:table-cell>
          <table:table-cell table:formula="of:= SUBSTITUTE( SUBSTITUTE( SUBSTITUTE( SUBSTITUTE( SUBSTITUTE( SUBSTITUTE( [.A81] ;&quot;.&quot;;&quot; *\. *&quot;)  ;&quot;)&quot;;&quot;\)&quot;) ;&quot;(&quot;;&quot;\(&quot;) ;&quot;\(a\)&quot;;&quot;($bp)&quot;) ;&quot;\(f\)&quot;;&quot;($bp)&quot;);&quot;\($\)&quot;;&quot;(\([^\n;]+\))&quot;)" office:value-type="string" office:string-value="Px *\. *bs(\([^\n;]+\)) *\. *stateM($bp)" calcext:value-type="string">
            <text:p>Px *\. *bs(\([^\n;]+\)) *\. *stateM($bp)</text:p>
          </table:table-cell>
          <table:table-cell table:formula="of:=SUBSTITUTE(SUBSTITUTE([.B81];&quot;(f)&quot;;&quot;\2&quot;);&quot;($)&quot;;&quot;\1&quot;)" office:value-type="string" office:string-value="Px.state\1.map\2.withReuse.manualRefresh" calcext:value-type="string">
            <text:p>Px.state\1.map\2.withReuse.manualRefresh</text:p>
          </table:table-cell>
          <table:table-cell table:formula="of:=&quot;s/&quot;&amp;[.C81]&amp;&quot; *(?=[.\n])/&quot;&amp;[.D81]&amp;&quot;/g;&quot;" office:value-type="string" office:string-value="s/Px *\. *bs(\([^\n;]+\)) *\. *stateM($bp) *(?=[.\n])/Px.state\1.map\2.withReuse.manualRefresh/g;" calcext:value-type="string">
            <text:p>s/Px *\. *bs(\([^\n;]+\)) *\. *stateM($bp) *(?=[.\n])/Px.state\1.map\2.withReuse.manualRefresh/g;</text:p>
          </table:table-cell>
        </table:table-row>
        <table:table-row table:style-name="ro1">
          <table:table-cell table:formula="of:=&quot;Px&quot;&amp;[.A54]" office:value-type="string" office:string-value="Px.bs($).stateA(f)" calcext:value-type="string">
            <text:p>Px.bs($).stateA(f)</text:p>
          </table:table-cell>
          <table:table-cell table:formula="of:=&quot;Px&quot;&amp;[.B54]" office:value-type="string" office:string-value="Px.state($).map(f).withReuse.autoRefresh" calcext:value-type="string">
            <text:p>Px.state($).map(f).withReuse.autoRefresh</text:p>
          </table:table-cell>
          <table:table-cell table:formula="of:= SUBSTITUTE( SUBSTITUTE( SUBSTITUTE( SUBSTITUTE( SUBSTITUTE( SUBSTITUTE( [.A82] ;&quot;.&quot;;&quot; *\. *&quot;)  ;&quot;)&quot;;&quot;\)&quot;) ;&quot;(&quot;;&quot;\(&quot;) ;&quot;\(a\)&quot;;&quot;($bp)&quot;) ;&quot;\(f\)&quot;;&quot;($bp)&quot;);&quot;\($\)&quot;;&quot;(\([^\n;]+\))&quot;)" office:value-type="string" office:string-value="Px *\. *bs(\([^\n;]+\)) *\. *stateA($bp)" calcext:value-type="string">
            <text:p>Px *\. *bs(\([^\n;]+\)) *\. *stateA($bp)</text:p>
          </table:table-cell>
          <table:table-cell table:formula="of:=SUBSTITUTE(SUBSTITUTE([.B82];&quot;(f)&quot;;&quot;\2&quot;);&quot;($)&quot;;&quot;\1&quot;)" office:value-type="string" office:string-value="Px.state\1.map\2.withReuse.autoRefresh" calcext:value-type="string">
            <text:p>Px.state\1.map\2.withReuse.autoRefresh</text:p>
          </table:table-cell>
          <table:table-cell table:formula="of:=&quot;s/&quot;&amp;[.C82]&amp;&quot; *(?=[.\n])/&quot;&amp;[.D82]&amp;&quot;/g;&quot;" office:value-type="string" office:string-value="s/Px *\. *bs(\([^\n;]+\)) *\. *stateA($bp) *(?=[.\n])/Px.state\1.map\2.withReuse.autoRefresh/g;" calcext:value-type="string">
            <text:p>s/Px *\. *bs(\([^\n;]+\)) *\. *stateA($bp) *(?=[.\n])/Px.state\1.map\2.withReuse.autoRefresh/g;</text:p>
          </table:table-cell>
        </table:table-row>
        <table:table-row table:style-name="ro1">
          <table:table-cell table:formula="of:=&quot;Px&quot;&amp;[.A47]" office:value-type="string" office:string-value="Px.bs($).propsM" calcext:value-type="string">
            <text:p>Px.bs($).propsM</text:p>
          </table:table-cell>
          <table:table-cell table:formula="of:=&quot;Px&quot;&amp;[.B47]" office:value-type="string" office:string-value="Px.props($).withReuse.manualRefresh" calcext:value-type="string">
            <text:p>Px.props($).withReuse.manualRefresh</text:p>
          </table:table-cell>
          <table:table-cell table:formula="of:= SUBSTITUTE( SUBSTITUTE( SUBSTITUTE( SUBSTITUTE( SUBSTITUTE( SUBSTITUTE( [.A83] ;&quot;.&quot;;&quot; *\. *&quot;)  ;&quot;)&quot;;&quot;\)&quot;) ;&quot;(&quot;;&quot;\(&quot;) ;&quot;\(a\)&quot;;&quot;($bp)&quot;) ;&quot;\(f\)&quot;;&quot;($bp2)&quot;);&quot;\($\)&quot;;&quot;($bp)&quot;)" office:value-type="string" office:string-value="Px *\. *bs($bp) *\. *propsM" calcext:value-type="string">
            <text:p>Px *\. *bs($bp) *\. *propsM</text:p>
          </table:table-cell>
          <table:table-cell table:formula="of:=SUBSTITUTE([.B83];&quot;($)&quot;;&quot;\1&quot;)" office:value-type="string" office:string-value="Px.props\1.withReuse.manualRefresh" calcext:value-type="string">
            <text:p>Px.props\1.withReuse.manualRefresh</text:p>
          </table:table-cell>
          <table:table-cell table:formula="of:=&quot;s/&quot;&amp;[.C83]&amp;&quot; *(?=[.\n])/&quot;&amp;[.D83]&amp;&quot;/g;&quot;" office:value-type="string" office:string-value="s/Px *\. *bs($bp) *\. *propsM *(?=[.\n])/Px.props\1.withReuse.manualRefresh/g;" calcext:value-type="string">
            <text:p>s/Px *\. *bs($bp) *\. *propsM *(?=[.\n])/Px.props\1.withReuse.manualRefresh/g;</text:p>
          </table:table-cell>
        </table:table-row>
        <table:table-row table:style-name="ro1">
          <table:table-cell table:formula="of:=&quot;Px&quot;&amp;[.A48]" office:value-type="string" office:string-value="Px.bs($).propsA" calcext:value-type="string">
            <text:p>Px.bs($).propsA</text:p>
          </table:table-cell>
          <table:table-cell table:formula="of:=&quot;Px&quot;&amp;[.B48]" office:value-type="string" office:string-value="Px.props($).withReuse.autoRefresh" calcext:value-type="string">
            <text:p>Px.props($).withReuse.autoRefresh</text:p>
          </table:table-cell>
          <table:table-cell table:formula="of:= SUBSTITUTE( SUBSTITUTE( SUBSTITUTE( SUBSTITUTE( SUBSTITUTE( SUBSTITUTE( [.A84] ;&quot;.&quot;;&quot; *\. *&quot;)  ;&quot;)&quot;;&quot;\)&quot;) ;&quot;(&quot;;&quot;\(&quot;) ;&quot;\(a\)&quot;;&quot;($bp)&quot;) ;&quot;\(f\)&quot;;&quot;($bp2)&quot;);&quot;\($\)&quot;;&quot;($bp)&quot;)" office:value-type="string" office:string-value="Px *\. *bs($bp) *\. *propsA" calcext:value-type="string">
            <text:p>Px *\. *bs($bp) *\. *propsA</text:p>
          </table:table-cell>
          <table:table-cell table:formula="of:=SUBSTITUTE([.B84];&quot;($)&quot;;&quot;\1&quot;)" office:value-type="string" office:string-value="Px.props\1.withReuse.autoRefresh" calcext:value-type="string">
            <text:p>Px.props\1.withReuse.autoRefresh</text:p>
          </table:table-cell>
          <table:table-cell table:formula="of:=&quot;s/&quot;&amp;[.C84]&amp;&quot; *(?=[.\n])/&quot;&amp;[.D84]&amp;&quot;/g;&quot;" office:value-type="string" office:string-value="s/Px *\. *bs($bp) *\. *propsA *(?=[.\n])/Px.props\1.withReuse.autoRefresh/g;" calcext:value-type="string">
            <text:p>s/Px *\. *bs($bp) *\. *propsA *(?=[.\n])/Px.props\1.withReuse.autoRefresh/g;</text:p>
          </table:table-cell>
        </table:table-row>
        <table:table-row table:style-name="ro1">
          <table:table-cell table:formula="of:=&quot;Px&quot;&amp;[.A49]" office:value-type="string" office:string-value="Px.bs($).stateM" calcext:value-type="string">
            <text:p>Px.bs($).stateM</text:p>
          </table:table-cell>
          <table:table-cell table:formula="of:=&quot;Px&quot;&amp;[.B49]" office:value-type="string" office:string-value="Px.state($).withReuse.manualRefresh" calcext:value-type="string">
            <text:p>Px.state($).withReuse.manualRefresh</text:p>
          </table:table-cell>
          <table:table-cell table:formula="of:= SUBSTITUTE( SUBSTITUTE( SUBSTITUTE( SUBSTITUTE( SUBSTITUTE( SUBSTITUTE( [.A85] ;&quot;.&quot;;&quot; *\. *&quot;)  ;&quot;)&quot;;&quot;\)&quot;) ;&quot;(&quot;;&quot;\(&quot;) ;&quot;\(a\)&quot;;&quot;($bp)&quot;) ;&quot;\(f\)&quot;;&quot;($bp2)&quot;);&quot;\($\)&quot;;&quot;($bp)&quot;)" office:value-type="string" office:string-value="Px *\. *bs($bp) *\. *stateM" calcext:value-type="string">
            <text:p>Px *\. *bs($bp) *\. *stateM</text:p>
          </table:table-cell>
          <table:table-cell table:formula="of:=SUBSTITUTE([.B85];&quot;($)&quot;;&quot;\1&quot;)" office:value-type="string" office:string-value="Px.state\1.withReuse.manualRefresh" calcext:value-type="string">
            <text:p>Px.state\1.withReuse.manualRefresh</text:p>
          </table:table-cell>
          <table:table-cell table:formula="of:=&quot;s/&quot;&amp;[.C85]&amp;&quot; *(?=[.\n])/&quot;&amp;[.D85]&amp;&quot;/g;&quot;" office:value-type="string" office:string-value="s/Px *\. *bs($bp) *\. *stateM *(?=[.\n])/Px.state\1.withReuse.manualRefresh/g;" calcext:value-type="string">
            <text:p>s/Px *\. *bs($bp) *\. *stateM *(?=[.\n])/Px.state\1.withReuse.manualRefresh/g;</text:p>
          </table:table-cell>
        </table:table-row>
        <table:table-row table:style-name="ro1">
          <table:table-cell table:formula="of:=&quot;Px&quot;&amp;[.A50]" office:value-type="string" office:string-value="Px.bs($).stateA" calcext:value-type="string">
            <text:p>Px.bs($).stateA</text:p>
          </table:table-cell>
          <table:table-cell table:formula="of:=&quot;Px&quot;&amp;[.B50]" office:value-type="string" office:string-value="Px.state($).withReuse.autoRefresh" calcext:value-type="string">
            <text:p>Px.state($).withReuse.autoRefresh</text:p>
          </table:table-cell>
          <table:table-cell table:formula="of:= SUBSTITUTE( SUBSTITUTE( SUBSTITUTE( SUBSTITUTE( SUBSTITUTE( SUBSTITUTE( [.A86] ;&quot;.&quot;;&quot; *\. *&quot;)  ;&quot;)&quot;;&quot;\)&quot;) ;&quot;(&quot;;&quot;\(&quot;) ;&quot;\(a\)&quot;;&quot;($bp)&quot;) ;&quot;\(f\)&quot;;&quot;($bp2)&quot;);&quot;\($\)&quot;;&quot;($bp)&quot;)" office:value-type="string" office:string-value="Px *\. *bs($bp) *\. *stateA" calcext:value-type="string">
            <text:p>Px *\. *bs($bp) *\. *stateA</text:p>
          </table:table-cell>
          <table:table-cell table:formula="of:=SUBSTITUTE([.B86];&quot;($)&quot;;&quot;\1&quot;)" office:value-type="string" office:string-value="Px.state\1.withReuse.autoRefresh" calcext:value-type="string">
            <text:p>Px.state\1.withReuse.autoRefresh</text:p>
          </table:table-cell>
          <table:table-cell table:formula="of:=&quot;s/&quot;&amp;[.C86]&amp;&quot; *(?=[.\n])/&quot;&amp;[.D86]&amp;&quot;/g;&quot;" office:value-type="string" office:string-value="s/Px *\. *bs($bp) *\. *stateA *(?=[.\n])/Px.state\1.withReuse.autoRefresh/g;" calcext:value-type="string">
            <text:p>s/Px *\. *bs($bp) *\. *stateA *(?=[.\n])/Px.state\1.withReuse.autoRefresh/g;</text:p>
          </table:table-cell>
        </table:table-row>
        <table:table-row table:style-name="ro1">
          <table:table-cell table:formula="of:=&quot;Px.&quot;&amp;[.A55]" office:value-type="string" office:string-value="Px.NoReuse(a)" calcext:value-type="string">
            <text:p>Px.NoReuse(a)</text:p>
          </table:table-cell>
          <table:table-cell table:formula="of:=&quot;Px&quot;&amp;[.B55]" office:value-type="string" office:string-value="Px(a).withoutReuse.manualUpdate" calcext:value-type="string">
            <text:p>Px(a).withoutReuse.manualUpdate</text:p>
          </table:table-cell>
          <table:table-cell table:formula="of:= SUBSTITUTE( SUBSTITUTE( SUBSTITUTE( SUBSTITUTE( [.A87] ;&quot;.&quot;;&quot; *\. *&quot;) ;&quot;)&quot;;&quot;\)&quot;) ;&quot;(&quot;;&quot;\(&quot;) ;&quot;\(a\)&quot;;&quot;($bp)&quot;)" office:value-type="string" office:string-value="Px *\. *NoReuse($bp)" calcext:value-type="string">
            <text:p>Px *\. *NoReuse($bp)</text:p>
          </table:table-cell>
          <table:table-cell table:formula="of:=SUBSTITUTE([.B87];&quot;(a)&quot;;&quot;\1&quot;)" office:value-type="string" office:string-value="Px\1.withoutReuse.manualUpdate" calcext:value-type="string">
            <text:p>Px\1.withoutReuse.manualUpdate</text:p>
          </table:table-cell>
          <table:table-cell table:formula="of:=&quot;s/&quot;&amp;[.C87]&amp;&quot; *(?=[.\n])/&quot;&amp;[.D87]&amp;&quot;/g;&quot;" office:value-type="string" office:string-value="s/Px *\. *NoReuse($bp) *(?=[.\n])/Px\1.withoutReuse.manualUpdate/g;" calcext:value-type="string">
            <text:p>s/Px *\. *NoReuse($bp) *(?=[.\n])/Px\1.withoutReuse.manualUpdate/g;</text:p>
          </table:table-cell>
        </table:table-row>
        <table:table-row table:style-name="ro1">
          <table:table-cell table:formula="of:=&quot;Px.&quot;&amp;[.A56]" office:value-type="string" office:string-value="Px.NoReuse.thunkM(a)" calcext:value-type="string">
            <text:p>Px.NoReuse.thunkM(a)</text:p>
          </table:table-cell>
          <table:table-cell table:formula="of:=&quot;Px&quot;&amp;[.B56]" office:value-type="string" office:string-value="Px(a).withoutReuse.manualRefresh" calcext:value-type="string">
            <text:p>Px(a).withoutReuse.manualRefresh</text:p>
          </table:table-cell>
          <table:table-cell table:formula="of:= SUBSTITUTE( SUBSTITUTE( SUBSTITUTE( SUBSTITUTE( [.A88] ;&quot;.&quot;;&quot; *\. *&quot;) ;&quot;)&quot;;&quot;\)&quot;) ;&quot;(&quot;;&quot;\(&quot;) ;&quot;\(a\)&quot;;&quot;($bp)&quot;)" office:value-type="string" office:string-value="Px *\. *NoReuse *\. *thunkM($bp)" calcext:value-type="string">
            <text:p>Px *\. *NoReuse *\. *thunkM($bp)</text:p>
          </table:table-cell>
          <table:table-cell table:formula="of:=SUBSTITUTE([.B88];&quot;(a)&quot;;&quot;\1&quot;)" office:value-type="string" office:string-value="Px\1.withoutReuse.manualRefresh" calcext:value-type="string">
            <text:p>Px\1.withoutReuse.manualRefresh</text:p>
          </table:table-cell>
          <table:table-cell table:formula="of:=&quot;s/&quot;&amp;[.C88]&amp;&quot; *(?=[.\n])/&quot;&amp;[.D88]&amp;&quot;/g;&quot;" office:value-type="string" office:string-value="s/Px *\. *NoReuse *\. *thunkM($bp) *(?=[.\n])/Px\1.withoutReuse.manualRefresh/g;" calcext:value-type="string">
            <text:p>s/Px *\. *NoReuse *\. *thunkM($bp) *(?=[.\n])/Px\1.withoutReuse.manualRefresh/g;</text:p>
          </table:table-cell>
        </table:table-row>
        <table:table-row table:style-name="ro1">
          <table:table-cell table:formula="of:=&quot;Px.&quot;&amp;[.A57]" office:value-type="string" office:string-value="Px.NoReuse.thunkA(a)" calcext:value-type="string">
            <text:p>Px.NoReuse.thunkA(a)</text:p>
          </table:table-cell>
          <table:table-cell table:formula="of:=&quot;Px&quot;&amp;[.B57]" office:value-type="string" office:string-value="Px(a).withoutReuse.autoRefresh" calcext:value-type="string">
            <text:p>Px(a).withoutReuse.autoRefresh</text:p>
          </table:table-cell>
          <table:table-cell table:formula="of:= SUBSTITUTE( SUBSTITUTE( SUBSTITUTE( SUBSTITUTE( [.A89] ;&quot;.&quot;;&quot; *\. *&quot;) ;&quot;)&quot;;&quot;\)&quot;) ;&quot;(&quot;;&quot;\(&quot;) ;&quot;\(a\)&quot;;&quot;($bp)&quot;)" office:value-type="string" office:string-value="Px *\. *NoReuse *\. *thunkA($bp)" calcext:value-type="string">
            <text:p>Px *\. *NoReuse *\. *thunkA($bp)</text:p>
          </table:table-cell>
          <table:table-cell table:formula="of:=SUBSTITUTE([.B89];&quot;(a)&quot;;&quot;\1&quot;)" office:value-type="string" office:string-value="Px\1.withoutReuse.autoRefresh" calcext:value-type="string">
            <text:p>Px\1.withoutReuse.autoRefresh</text:p>
          </table:table-cell>
          <table:table-cell table:formula="of:=&quot;s/&quot;&amp;[.C89]&amp;&quot; *(?=[.\n])/&quot;&amp;[.D89]&amp;&quot;/g;&quot;" office:value-type="string" office:string-value="s/Px *\. *NoReuse *\. *thunkA($bp) *(?=[.\n])/Px\1.withoutReuse.autoRefresh/g;" calcext:value-type="string">
            <text:p>s/Px *\. *NoReuse *\. *thunkA($bp) *(?=[.\n])/Px\1.withoutReuse.autoRefresh/g;</text:p>
          </table:table-cell>
        </table:table-row>
        <table:table-row table:style-name="ro1">
          <table:table-cell table:formula="of:=&quot;Px.&quot;&amp;[.A58]" office:value-type="string" office:string-value="Px.NoReuse.cbM(a)" calcext:value-type="string">
            <text:p>Px.NoReuse.cbM(a)</text:p>
          </table:table-cell>
          <table:table-cell table:formula="of:=&quot;Px&quot;&amp;[.B58]" office:value-type="string" office:string-value="Px.callback(a).withoutReuse.manualRefresh" calcext:value-type="string">
            <text:p>Px.callback(a).withoutReuse.manualRefresh</text:p>
          </table:table-cell>
          <table:table-cell table:formula="of:= SUBSTITUTE( SUBSTITUTE( SUBSTITUTE( SUBSTITUTE( [.A90] ;&quot;.&quot;;&quot; *\. *&quot;) ;&quot;)&quot;;&quot;\)&quot;) ;&quot;(&quot;;&quot;\(&quot;) ;&quot;\(a\)&quot;;&quot;($bp)&quot;)" office:value-type="string" office:string-value="Px *\. *NoReuse *\. *cbM($bp)" calcext:value-type="string">
            <text:p>Px *\. *NoReuse *\. *cbM($bp)</text:p>
          </table:table-cell>
          <table:table-cell table:formula="of:=SUBSTITUTE([.B90];&quot;(a)&quot;;&quot;\1&quot;)" office:value-type="string" office:string-value="Px.callback\1.withoutReuse.manualRefresh" calcext:value-type="string">
            <text:p>Px.callback\1.withoutReuse.manualRefresh</text:p>
          </table:table-cell>
          <table:table-cell table:formula="of:=&quot;s/&quot;&amp;[.C90]&amp;&quot; *(?=[.\n])/&quot;&amp;[.D90]&amp;&quot;/g;&quot;" office:value-type="string" office:string-value="s/Px *\. *NoReuse *\. *cbM($bp) *(?=[.\n])/Px.callback\1.withoutReuse.manualRefresh/g;" calcext:value-type="string">
            <text:p>s/Px *\. *NoReuse *\. *cbM($bp) *(?=[.\n])/Px.callback\1.withoutReuse.manualRefresh/g;</text:p>
          </table:table-cell>
        </table:table-row>
        <table:table-row table:style-name="ro1">
          <table:table-cell table:formula="of:=&quot;Px.&quot;&amp;[.A59]" office:value-type="string" office:string-value="Px.NoReuse.cbA(a)" calcext:value-type="string">
            <text:p>Px.NoReuse.cbA(a)</text:p>
          </table:table-cell>
          <table:table-cell table:formula="of:=&quot;Px&quot;&amp;[.B59]" office:value-type="string" office:string-value="Px.callback(a).withoutReuse.autoRefresh" calcext:value-type="string">
            <text:p>Px.callback(a).withoutReuse.autoRefresh</text:p>
          </table:table-cell>
          <table:table-cell table:formula="of:= SUBSTITUTE( SUBSTITUTE( SUBSTITUTE( SUBSTITUTE( [.A91] ;&quot;.&quot;;&quot; *\. *&quot;) ;&quot;)&quot;;&quot;\)&quot;) ;&quot;(&quot;;&quot;\(&quot;) ;&quot;\(a\)&quot;;&quot;($bp)&quot;)" office:value-type="string" office:string-value="Px *\. *NoReuse *\. *cbA($bp)" calcext:value-type="string">
            <text:p>Px *\. *NoReuse *\. *cbA($bp)</text:p>
          </table:table-cell>
          <table:table-cell table:formula="of:=SUBSTITUTE([.B91];&quot;(a)&quot;;&quot;\1&quot;)" office:value-type="string" office:string-value="Px.callback\1.withoutReuse.autoRefresh" calcext:value-type="string">
            <text:p>Px.callback\1.withoutReuse.autoRefresh</text:p>
          </table:table-cell>
          <table:table-cell table:formula="of:=&quot;s/&quot;&amp;[.C91]&amp;&quot; *(?=[.\n])/&quot;&amp;[.D91]&amp;&quot;/g;&quot;" office:value-type="string" office:string-value="s/Px *\. *NoReuse *\. *cbA($bp) *(?=[.\n])/Px.callback\1.withoutReuse.autoRefresh/g;" calcext:value-type="string">
            <text:p>s/Px *\. *NoReuse *\. *cbA($bp) *(?=[.\n])/Px.callback\1.withoutReuse.autoRefresh/g;</text:p>
          </table:table-cell>
        </table:table-row>
        <table:table-row table:style-name="ro1">
          <table:table-cell table:formula="of:=&quot;Px.&quot;&amp;[.A64]" office:value-type="string" office:string-value="Px.NoReuse.bs($).propsM(f)" calcext:value-type="string">
            <text:p>Px.NoReuse.bs($).propsM(f)</text:p>
          </table:table-cell>
          <table:table-cell table:formula="of:=&quot;Px&quot;&amp;[.B64]" office:value-type="string" office:string-value="Px.props($).map(f).withoutReuse.manualRefresh" calcext:value-type="string">
            <text:p>Px.props($).map(f).withoutReuse.manualRefresh</text:p>
          </table:table-cell>
          <table:table-cell table:formula="of:= SUBSTITUTE( SUBSTITUTE( SUBSTITUTE( SUBSTITUTE( SUBSTITUTE( SUBSTITUTE( [.A92] ;&quot;.&quot;;&quot; *\. *&quot;)  ;&quot;)&quot;;&quot;\)&quot;) ;&quot;(&quot;;&quot;\(&quot;) ;&quot;\(a\)&quot;;&quot;($bp)&quot;) ;&quot;\(f\)&quot;;&quot;($bp)&quot;);&quot;\($\)&quot;;&quot;(\([^\n;]+\))&quot;)" office:value-type="string" office:string-value="Px *\. *NoReuse *\. *bs(\([^\n;]+\)) *\. *propsM($bp)" calcext:value-type="string">
            <text:p>Px *\. *NoReuse *\. *bs(\([^\n;]+\)) *\. *propsM($bp)</text:p>
          </table:table-cell>
          <table:table-cell table:formula="of:=SUBSTITUTE(SUBSTITUTE([.B92];&quot;(f)&quot;;&quot;\2&quot;);&quot;($)&quot;;&quot;\1&quot;)" office:value-type="string" office:string-value="Px.props\1.map\2.withoutReuse.manualRefresh" calcext:value-type="string">
            <text:p>Px.props\1.map\2.withoutReuse.manualRefresh</text:p>
          </table:table-cell>
          <table:table-cell table:formula="of:=&quot;s/&quot;&amp;[.C92]&amp;&quot; *(?=[.\n])/&quot;&amp;[.D92]&amp;&quot;/g;&quot;" office:value-type="string" office:string-value="s/Px *\. *NoReuse *\. *bs(\([^\n;]+\)) *\. *propsM($bp) *(?=[.\n])/Px.props\1.map\2.withoutReuse.manualRefresh/g;" calcext:value-type="string">
            <text:p>s/Px *\. *NoReuse *\. *bs(\([^\n;]+\)) *\. *propsM($bp) *(?=[.\n])/Px.props\1.map\2.withoutReuse.manualRefresh/g;</text:p>
          </table:table-cell>
        </table:table-row>
        <table:table-row table:style-name="ro1">
          <table:table-cell table:formula="of:=&quot;Px.&quot;&amp;[.A65]" office:value-type="string" office:string-value="Px.NoReuse.bs($).propsA(f)" calcext:value-type="string">
            <text:p>Px.NoReuse.bs($).propsA(f)</text:p>
          </table:table-cell>
          <table:table-cell table:formula="of:=&quot;Px&quot;&amp;[.B65]" office:value-type="string" office:string-value="Px.props($).map(f).withoutReuse.autoRefresh" calcext:value-type="string">
            <text:p>Px.props($).map(f).withoutReuse.autoRefresh</text:p>
          </table:table-cell>
          <table:table-cell table:formula="of:= SUBSTITUTE( SUBSTITUTE( SUBSTITUTE( SUBSTITUTE( SUBSTITUTE( SUBSTITUTE( [.A93] ;&quot;.&quot;;&quot; *\. *&quot;)  ;&quot;)&quot;;&quot;\)&quot;) ;&quot;(&quot;;&quot;\(&quot;) ;&quot;\(a\)&quot;;&quot;($bp)&quot;) ;&quot;\(f\)&quot;;&quot;($bp)&quot;);&quot;\($\)&quot;;&quot;(\([^\n;]+\))&quot;)" office:value-type="string" office:string-value="Px *\. *NoReuse *\. *bs(\([^\n;]+\)) *\. *propsA($bp)" calcext:value-type="string">
            <text:p>Px *\. *NoReuse *\. *bs(\([^\n;]+\)) *\. *propsA($bp)</text:p>
          </table:table-cell>
          <table:table-cell table:formula="of:=SUBSTITUTE(SUBSTITUTE([.B93];&quot;(f)&quot;;&quot;\2&quot;);&quot;($)&quot;;&quot;\1&quot;)" office:value-type="string" office:string-value="Px.props\1.map\2.withoutReuse.autoRefresh" calcext:value-type="string">
            <text:p>Px.props\1.map\2.withoutReuse.autoRefresh</text:p>
          </table:table-cell>
          <table:table-cell table:formula="of:=&quot;s/&quot;&amp;[.C93]&amp;&quot; *(?=[.\n])/&quot;&amp;[.D93]&amp;&quot;/g;&quot;" office:value-type="string" office:string-value="s/Px *\. *NoReuse *\. *bs(\([^\n;]+\)) *\. *propsA($bp) *(?=[.\n])/Px.props\1.map\2.withoutReuse.autoRefresh/g;" calcext:value-type="string">
            <text:p>s/Px *\. *NoReuse *\. *bs(\([^\n;]+\)) *\. *propsA($bp) *(?=[.\n])/Px.props\1.map\2.withoutReuse.autoRefresh/g;</text:p>
          </table:table-cell>
        </table:table-row>
        <table:table-row table:style-name="ro1">
          <table:table-cell table:formula="of:=&quot;Px.&quot;&amp;[.A66]" office:value-type="string" office:string-value="Px.NoReuse.bs($).stateM(f)" calcext:value-type="string">
            <text:p>Px.NoReuse.bs($).stateM(f)</text:p>
          </table:table-cell>
          <table:table-cell table:formula="of:=&quot;Px&quot;&amp;[.B66]" office:value-type="string" office:string-value="Px.state($).map(f).withoutReuse.manualRefresh" calcext:value-type="string">
            <text:p>Px.state($).map(f).withoutReuse.manualRefresh</text:p>
          </table:table-cell>
          <table:table-cell table:formula="of:= SUBSTITUTE( SUBSTITUTE( SUBSTITUTE( SUBSTITUTE( SUBSTITUTE( SUBSTITUTE( [.A94] ;&quot;.&quot;;&quot; *\. *&quot;)  ;&quot;)&quot;;&quot;\)&quot;) ;&quot;(&quot;;&quot;\(&quot;) ;&quot;\(a\)&quot;;&quot;($bp)&quot;) ;&quot;\(f\)&quot;;&quot;($bp)&quot;);&quot;\($\)&quot;;&quot;(\([^\n;]+\))&quot;)" office:value-type="string" office:string-value="Px *\. *NoReuse *\. *bs(\([^\n;]+\)) *\. *stateM($bp)" calcext:value-type="string">
            <text:p>Px *\. *NoReuse *\. *bs(\([^\n;]+\)) *\. *stateM($bp)</text:p>
          </table:table-cell>
          <table:table-cell table:formula="of:=SUBSTITUTE(SUBSTITUTE([.B94];&quot;(f)&quot;;&quot;\2&quot;);&quot;($)&quot;;&quot;\1&quot;)" office:value-type="string" office:string-value="Px.state\1.map\2.withoutReuse.manualRefresh" calcext:value-type="string">
            <text:p>Px.state\1.map\2.withoutReuse.manualRefresh</text:p>
          </table:table-cell>
          <table:table-cell table:formula="of:=&quot;s/&quot;&amp;[.C94]&amp;&quot; *(?=[.\n])/&quot;&amp;[.D94]&amp;&quot;/g;&quot;" office:value-type="string" office:string-value="s/Px *\. *NoReuse *\. *bs(\([^\n;]+\)) *\. *stateM($bp) *(?=[.\n])/Px.state\1.map\2.withoutReuse.manualRefresh/g;" calcext:value-type="string">
            <text:p>s/Px *\. *NoReuse *\. *bs(\([^\n;]+\)) *\. *stateM($bp) *(?=[.\n])/Px.state\1.map\2.withoutReuse.manualRefresh/g;</text:p>
          </table:table-cell>
        </table:table-row>
        <table:table-row table:style-name="ro1">
          <table:table-cell table:formula="of:=&quot;Px.&quot;&amp;[.A67]" office:value-type="string" office:string-value="Px.NoReuse.bs($).stateA(f)" calcext:value-type="string">
            <text:p>Px.NoReuse.bs($).stateA(f)</text:p>
          </table:table-cell>
          <table:table-cell table:formula="of:=&quot;Px&quot;&amp;[.B67]" office:value-type="string" office:string-value="Px.state($).map(f).withoutReuse.autoRefresh" calcext:value-type="string">
            <text:p>Px.state($).map(f).withoutReuse.autoRefresh</text:p>
          </table:table-cell>
          <table:table-cell table:formula="of:= SUBSTITUTE( SUBSTITUTE( SUBSTITUTE( SUBSTITUTE( SUBSTITUTE( SUBSTITUTE( [.A95] ;&quot;.&quot;;&quot; *\. *&quot;)  ;&quot;)&quot;;&quot;\)&quot;) ;&quot;(&quot;;&quot;\(&quot;) ;&quot;\(a\)&quot;;&quot;($bp)&quot;) ;&quot;\(f\)&quot;;&quot;($bp)&quot;);&quot;\($\)&quot;;&quot;(\([^\n;]+\))&quot;)" office:value-type="string" office:string-value="Px *\. *NoReuse *\. *bs(\([^\n;]+\)) *\. *stateA($bp)" calcext:value-type="string">
            <text:p>Px *\. *NoReuse *\. *bs(\([^\n;]+\)) *\. *stateA($bp)</text:p>
          </table:table-cell>
          <table:table-cell table:formula="of:=SUBSTITUTE(SUBSTITUTE([.B95];&quot;(f)&quot;;&quot;\2&quot;);&quot;($)&quot;;&quot;\1&quot;)" office:value-type="string" office:string-value="Px.state\1.map\2.withoutReuse.autoRefresh" calcext:value-type="string">
            <text:p>Px.state\1.map\2.withoutReuse.autoRefresh</text:p>
          </table:table-cell>
          <table:table-cell table:formula="of:=&quot;s/&quot;&amp;[.C95]&amp;&quot; *(?=[.\n])/&quot;&amp;[.D95]&amp;&quot;/g;&quot;" office:value-type="string" office:string-value="s/Px *\. *NoReuse *\. *bs(\([^\n;]+\)) *\. *stateA($bp) *(?=[.\n])/Px.state\1.map\2.withoutReuse.autoRefresh/g;" calcext:value-type="string">
            <text:p>s/Px *\. *NoReuse *\. *bs(\([^\n;]+\)) *\. *stateA($bp) *(?=[.\n])/Px.state\1.map\2.withoutReuse.autoRefresh/g;</text:p>
          </table:table-cell>
        </table:table-row>
        <table:table-row table:style-name="ro1">
          <table:table-cell table:formula="of:=&quot;Px.&quot;&amp;[.A60]" office:value-type="string" office:string-value="Px.NoReuse.bs($).propsM" calcext:value-type="string">
            <text:p>Px.NoReuse.bs($).propsM</text:p>
          </table:table-cell>
          <table:table-cell table:formula="of:=&quot;Px&quot;&amp;[.B60]" office:value-type="string" office:string-value="Px.props($).withoutReuse.manualRefresh" calcext:value-type="string">
            <text:p>Px.props($).withoutReuse.manualRefresh</text:p>
          </table:table-cell>
          <table:table-cell table:formula="of:= SUBSTITUTE( SUBSTITUTE( SUBSTITUTE( SUBSTITUTE( SUBSTITUTE( SUBSTITUTE( [.A96] ;&quot;.&quot;;&quot; *\. *&quot;)  ;&quot;)&quot;;&quot;\)&quot;) ;&quot;(&quot;;&quot;\(&quot;) ;&quot;\(a\)&quot;;&quot;($bp)&quot;) ;&quot;\(f\)&quot;;&quot;($bp2)&quot;);&quot;\($\)&quot;;&quot;($bp)&quot;)" office:value-type="string" office:string-value="Px *\. *NoReuse *\. *bs($bp) *\. *propsM" calcext:value-type="string">
            <text:p>Px *\. *NoReuse *\. *bs($bp) *\. *propsM</text:p>
          </table:table-cell>
          <table:table-cell table:formula="of:=SUBSTITUTE([.B96];&quot;($)&quot;;&quot;\1&quot;)" office:value-type="string" office:string-value="Px.props\1.withoutReuse.manualRefresh" calcext:value-type="string">
            <text:p>Px.props\1.withoutReuse.manualRefresh</text:p>
          </table:table-cell>
          <table:table-cell table:formula="of:=&quot;s/&quot;&amp;[.C96]&amp;&quot; *(?=[.\n])/&quot;&amp;[.D96]&amp;&quot;/g;&quot;" office:value-type="string" office:string-value="s/Px *\. *NoReuse *\. *bs($bp) *\. *propsM *(?=[.\n])/Px.props\1.withoutReuse.manualRefresh/g;" calcext:value-type="string">
            <text:p>s/Px *\. *NoReuse *\. *bs($bp) *\. *propsM *(?=[.\n])/Px.props\1.withoutReuse.manualRefresh/g;</text:p>
          </table:table-cell>
        </table:table-row>
        <table:table-row table:style-name="ro1">
          <table:table-cell table:formula="of:=&quot;Px.&quot;&amp;[.A61]" office:value-type="string" office:string-value="Px.NoReuse.bs($).propsA" calcext:value-type="string">
            <text:p>Px.NoReuse.bs($).propsA</text:p>
          </table:table-cell>
          <table:table-cell table:formula="of:=&quot;Px&quot;&amp;[.B61]" office:value-type="string" office:string-value="Px.props($).withoutReuse.autoRefresh" calcext:value-type="string">
            <text:p>Px.props($).withoutReuse.autoRefresh</text:p>
          </table:table-cell>
          <table:table-cell table:formula="of:= SUBSTITUTE( SUBSTITUTE( SUBSTITUTE( SUBSTITUTE( SUBSTITUTE( SUBSTITUTE( [.A97] ;&quot;.&quot;;&quot; *\. *&quot;)  ;&quot;)&quot;;&quot;\)&quot;) ;&quot;(&quot;;&quot;\(&quot;) ;&quot;\(a\)&quot;;&quot;($bp)&quot;) ;&quot;\(f\)&quot;;&quot;($bp2)&quot;);&quot;\($\)&quot;;&quot;($bp)&quot;)" office:value-type="string" office:string-value="Px *\. *NoReuse *\. *bs($bp) *\. *propsA" calcext:value-type="string">
            <text:p>Px *\. *NoReuse *\. *bs($bp) *\. *propsA</text:p>
          </table:table-cell>
          <table:table-cell table:formula="of:=SUBSTITUTE([.B97];&quot;($)&quot;;&quot;\1&quot;)" office:value-type="string" office:string-value="Px.props\1.withoutReuse.autoRefresh" calcext:value-type="string">
            <text:p>Px.props\1.withoutReuse.autoRefresh</text:p>
          </table:table-cell>
          <table:table-cell table:formula="of:=&quot;s/&quot;&amp;[.C97]&amp;&quot; *(?=[.\n])/&quot;&amp;[.D97]&amp;&quot;/g;&quot;" office:value-type="string" office:string-value="s/Px *\. *NoReuse *\. *bs($bp) *\. *propsA *(?=[.\n])/Px.props\1.withoutReuse.autoRefresh/g;" calcext:value-type="string">
            <text:p>s/Px *\. *NoReuse *\. *bs($bp) *\. *propsA *(?=[.\n])/Px.props\1.withoutReuse.autoRefresh/g;</text:p>
          </table:table-cell>
        </table:table-row>
        <table:table-row table:style-name="ro1">
          <table:table-cell table:formula="of:=&quot;Px.&quot;&amp;[.A62]" office:value-type="string" office:string-value="Px.NoReuse.bs($).stateM" calcext:value-type="string">
            <text:p>Px.NoReuse.bs($).stateM</text:p>
          </table:table-cell>
          <table:table-cell table:formula="of:=&quot;Px&quot;&amp;[.B62]" office:value-type="string" office:string-value="Px.state($).withoutReuse.manualRefresh" calcext:value-type="string">
            <text:p>Px.state($).withoutReuse.manualRefresh</text:p>
          </table:table-cell>
          <table:table-cell table:formula="of:= SUBSTITUTE( SUBSTITUTE( SUBSTITUTE( SUBSTITUTE( SUBSTITUTE( SUBSTITUTE( [.A98] ;&quot;.&quot;;&quot; *\. *&quot;)  ;&quot;)&quot;;&quot;\)&quot;) ;&quot;(&quot;;&quot;\(&quot;) ;&quot;\(a\)&quot;;&quot;($bp)&quot;) ;&quot;\(f\)&quot;;&quot;($bp2)&quot;);&quot;\($\)&quot;;&quot;($bp)&quot;)" office:value-type="string" office:string-value="Px *\. *NoReuse *\. *bs($bp) *\. *stateM" calcext:value-type="string">
            <text:p>Px *\. *NoReuse *\. *bs($bp) *\. *stateM</text:p>
          </table:table-cell>
          <table:table-cell table:formula="of:=SUBSTITUTE([.B98];&quot;($)&quot;;&quot;\1&quot;)" office:value-type="string" office:string-value="Px.state\1.withoutReuse.manualRefresh" calcext:value-type="string">
            <text:p>Px.state\1.withoutReuse.manualRefresh</text:p>
          </table:table-cell>
          <table:table-cell table:formula="of:=&quot;s/&quot;&amp;[.C98]&amp;&quot; *(?=[.\n])/&quot;&amp;[.D98]&amp;&quot;/g;&quot;" office:value-type="string" office:string-value="s/Px *\. *NoReuse *\. *bs($bp) *\. *stateM *(?=[.\n])/Px.state\1.withoutReuse.manualRefresh/g;" calcext:value-type="string">
            <text:p>s/Px *\. *NoReuse *\. *bs($bp) *\. *stateM *(?=[.\n])/Px.state\1.withoutReuse.manualRefresh/g;</text:p>
          </table:table-cell>
        </table:table-row>
        <table:table-row table:style-name="ro1">
          <table:table-cell table:formula="of:=&quot;Px.&quot;&amp;[.A63]" office:value-type="string" office:string-value="Px.NoReuse.bs($).stateA" calcext:value-type="string">
            <text:p>Px.NoReuse.bs($).stateA</text:p>
          </table:table-cell>
          <table:table-cell table:formula="of:=&quot;Px&quot;&amp;[.B63]" office:value-type="string" office:string-value="Px.state($).withoutReuse.autoRefresh" calcext:value-type="string">
            <text:p>Px.state($).withoutReuse.autoRefresh</text:p>
          </table:table-cell>
          <table:table-cell table:formula="of:= SUBSTITUTE( SUBSTITUTE( SUBSTITUTE( SUBSTITUTE( SUBSTITUTE( SUBSTITUTE( [.A99] ;&quot;.&quot;;&quot; *\. *&quot;)  ;&quot;)&quot;;&quot;\)&quot;) ;&quot;(&quot;;&quot;\(&quot;) ;&quot;\(a\)&quot;;&quot;($bp)&quot;) ;&quot;\(f\)&quot;;&quot;($bp2)&quot;);&quot;\($\)&quot;;&quot;($bp)&quot;)" office:value-type="string" office:string-value="Px *\. *NoReuse *\. *bs($bp) *\. *stateA" calcext:value-type="string">
            <text:p>Px *\. *NoReuse *\. *bs($bp) *\. *stateA</text:p>
          </table:table-cell>
          <table:table-cell table:formula="of:=SUBSTITUTE([.B99];&quot;($)&quot;;&quot;\1&quot;)" office:value-type="string" office:string-value="Px.state\1.withoutReuse.autoRefresh" calcext:value-type="string">
            <text:p>Px.state\1.withoutReuse.autoRefresh</text:p>
          </table:table-cell>
          <table:table-cell table:formula="of:=&quot;s/&quot;&amp;[.C99]&amp;&quot; *(?=[.\n])/&quot;&amp;[.D99]&amp;&quot;/g;&quot;" office:value-type="string" office:string-value="s/Px *\. *NoReuse *\. *bs($bp) *\. *stateA *(?=[.\n])/Px.state\1.withoutReuse.autoRefresh/g;" calcext:value-type="string">
            <text:p>s/Px *\. *NoReuse *\. *bs($bp) *\. *stateA *(?=[.\n])/Px.state\1.withoutReuse.autoRefresh/g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6:19:45.692596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1:17:06.740041426</meta:creation-date>
    <dc:date>2017-02-28T16:43:02.213342195</dc:date>
    <meta:editing-duration>PT35M45S</meta:editing-duration>
    <meta:editing-cycles>7</meta:editing-cycles>
    <meta:generator>LibreOffice/5.3.0.3$Linux_X86_64 LibreOffice_project/30m0$Build-3</meta:generator>
    <meta:document-statistic meta:table-count="1" meta:cell-count="251" meta:object-count="0"/>
  </office:meta>
</office:document-meta>
</file>